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4000001A43916A713.jpg"/>
  <manifest:file-entry manifest:media-type="image/jpeg" manifest:full-path="Pictures/100000000000011E0000004E7594B72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2cm" fo:margin-right="2cm" fo:text-indent="0cm" style:auto-text-indent="false"/>
    </style:style>
    <style:style style:name="P2" style:family="paragraph" style:parent-style-name="Footer">
      <style:paragraph-properties fo:text-align="center" style:justify-single-word="false"/>
      <style:text-properties style:use-window-font-color="true" style:font-name="Times New Roman" fo:font-size="10pt" fo:language="fr" fo:country="FR" style:font-size-asian="10pt"/>
    </style:style>
    <style:style style:name="P3" style:family="paragraph" style:parent-style-name="Quotations">
      <style:paragraph-properties fo:margin-left="2cm" fo:margin-right="2cm" fo:text-indent="0cm" style:auto-text-indent="false"/>
    </style:style>
    <style:style style:name="P4" style:family="paragraph" style:parent-style-name="Quotations">
      <style:paragraph-properties fo:margin-left="2cm" fo:margin-right="2cm" fo:text-indent="0cm" style:auto-text-indent="false" fo:break-before="page"/>
    </style:style>
    <style:style style:name="P5" style:family="paragraph" style:parent-style-name="Quotations">
      <style:paragraph-properties fo:break-before="page"/>
    </style:style>
    <style:style style:name="P6" style:family="paragraph" style:parent-style-name="Standard">
      <style:paragraph-properties fo:margin-left="0.979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text-align="center" style:justify-single-word="false"/>
    </style:style>
    <style:style style:name="P9" style:family="paragraph" style:parent-style-name="Text_20_body" style:list-style-name="L5"/>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5">
      <style:paragraph-properties fo:margin-top="0cm" fo:margin-bottom="0cm"/>
    </style:style>
    <style:style style:name="P14" style:family="paragraph" style:parent-style-name="Text_20_body" style:list-style-name="L9">
      <style:paragraph-properties fo:margin-top="0cm" fo:margin-bottom="0cm"/>
    </style:style>
    <style:style style:name="P15" style:family="paragraph" style:parent-style-name="Text_20_body" style:list-style-name="L10">
      <style:paragraph-properties fo:margin-top="0cm" fo:margin-bottom="0cm"/>
    </style:style>
    <style:style style:name="P16" style:family="paragraph" style:parent-style-name="Text_20_body" style:list-style-name="L11">
      <style:paragraph-properties fo:margin-top="0cm" fo:margin-bottom="0cm"/>
    </style:style>
    <style:style style:name="P17" style:family="paragraph" style:parent-style-name="Text_20_body">
      <style:paragraph-properties fo:break-before="page"/>
    </style:style>
    <style:style style:name="P18" style:family="paragraph" style:parent-style-name="Text_20_body">
      <style:paragraph-properties fo:margin-left="0cm" fo:margin-right="0.979cm" fo:text-indent="0cm" style:auto-text-indent="false"/>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8" text:outline-level="1" text:is-list-header="true">Vanilla Public License </text:h>
      <text:p text:style-name="Text_20_body"><text:span text:style-name="Strong_20_Emphasis"/></text:p>
      <text:p text:style-name="Text_20_body"><text:span text:style-name="Strong_20_Emphasis">1. Definitions. </text:span></text:p>
      <text:p text:style-name="Quotations"><text:span text:style-name="Strong_20_Emphasis">1.0.1. "Commercial Use"</text:span><text:line-break/>means distribution or otherwise making the Covered Code<text:line-break/>available to a third party.</text:p>
      <text:p text:style-name="Quotations"><text:span text:style-name="Strong_20_Emphasis">1.1. ''Contributor'' </text:span>means each entity<text:line-break/>that creates or contributes to the creation of Modifications.</text:p>
      <text:p text:style-name="Quotations"><text:span text:style-name="Strong_20_Emphasis">1.2. ''Contributor Version''</text:span> means the combination of the Original Code, prior Modifications used by a Contributor, and the Modifications made by that particular Contributor.</text:p>
      <text:p text:style-name="Quotations"><text:span text:style-name="Strong_20_Emphasis">1.3. ''Covered Code''</text:span> means the Original<text:line-break/>Code or Modifications or the combination of the Original Code and Modifications, in each case including portions thereof.</text:p>
      <text:p text:style-name="Quotations"><text:span text:style-name="Strong_20_Emphasis">1.4. ''Electronic Distribution Mechanism''</text:span><text:line-break/>means a mechanism generally accepted in the software development community for the electronic transfer of data.</text:p>
      <text:p text:style-name="Quotations"><text:span text:style-name="Strong_20_Emphasis">1.5. ''Executable'' </text:span>means Covered Code<text:line-break/>in any form other than Source Code.</text:p>
      <text:p text:style-name="Quotations"><text:span text:style-name="Strong_20_Emphasis">1.6. ''Initial Developer''</text:span> means the individual or entity identified as the Initial Developer in the Source Code notice required by Exhibit A.</text:p>
      <text:p text:style-name="Quotations"><text:span text:style-name="Strong_20_Emphasis">1.7. ''Larger Work''</text:span> means a work which combines Covered Code or portions thereof with code not governed by the terms of this License.</text:p>
      <text:p text:style-name="Quotations"><text:span text:style-name="Strong_20_Emphasis">1.8. ''License''</text:span> means this document.</text:p>
      <text:p text:style-name="Quotations"><text:span text:style-name="Strong_20_Emphasis">1.8.1. "Licensable"</text:span> means having the right to grant, to the maximum extent possible, whether at the time of the initial grant or subsequently acquired, any and all of the rights conveyed herein.</text:p>
      <text:p text:style-name="P5"/>
      <text:p text:style-name="Quotations"><text:span text:style-name="Strong_20_Emphasis">1.9. ''Modifications'' </text:span>means any addition to or deletion from the substance or structure of either the Original Code or any previous Modifications. When<text:line-break/>Covered Code is released as a series of files, a Modification<text:line-break/>is:</text:p>
      <text:p text:style-name="P1"><text:span text:style-name="Strong_20_Emphasis">A.</text:span> Any addition to or deletion from the contents of a file containing Original Code or previous Modifications. <text:line-break/><text:line-break/><text:span text:style-name="Strong_20_Emphasis">B.</text:span> Any new file that contains any part of the Original Code or previous Modifications. </text:p>
      <text:p text:style-name="Quotations"><text:span text:style-name="Strong_20_Emphasis">1.10. ''Original Code'' </text:span>means Source Code of computer software code which is described in the Source Code notice required by Exhibit A as Original Code, and which, at the time of its release under this License is not already Covered Code governed by this License.</text:p>
      <text:p text:style-name="Quotations"><text:span text:style-name="Strong_20_Emphasis">1.10.1. "Patent Claims"</text:span> means any patent claim(s), now owned or hereafter acquired, including without limitation, method, process, and apparatus claims, in any patent Licensable by grantor.</text:p>
      <text:p text:style-name="Quotations"><text:span text:style-name="Strong_20_Emphasis">1.11. ''Source Code'' </text:span>means the preferred form of the Covered Code for making modifications to it, including all modules it contains, plus any associated<text:line-break/>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Quotations"><text:span text:style-name="Strong_20_Emphasis">1.12. "You'' (or "Your")</text:span><text:line-break/>means an individual or a legal entity exercising rights under, and complying with all of the terms of, this License or a future version of this License issued under Section<text:line-break/>6.1. For legal entities, "You'' includes any entity which controls, is controlled by, or is under common control with You. For purposes of this definition, "control''<text:line-break/>means (a) the power, direct or indirect, to cause the direction or management of such entity, whether by contract or otherwise, or (b) ownership of more than fifty percent (50%) of the outstanding shares or beneficial ownership of such entity.</text:p>
      <text:p text:style-name="P17"><text:span text:style-name="Strong_20_Emphasis">2. Source Code License.</text:span> </text:p>
      <text:p text:style-name="Quotations"><text:span text:style-name="Strong_20_Emphasis">2.1. The Initial Developer Grant. </text:span></text:p>
      <text:p text:style-name="Quotations">The Initial Developer hereby grants You a world-wide, royalty-free, non-exclusive license, subject to third party intellectual property claims: </text:p>
      <text:p text:style-name="P1"><text:span text:style-name="Strong_20_Emphasis">(a) </text:span>under intellectual property rights (other than patent or trademark) Licensable by Initial Developer to use, reproduce, modify, display, perform, sublicense and distribute the Original Code (or portions thereof) with or without Modifications, and/or as part of a Larger Work; and <text:line-break/><text:line-break/><text:span text:style-name="Strong_20_Emphasis">(b) </text:span>under Patents Claims infringed by the making, using or selling of Original Code, to make, have made, use, practice, sell, and offer for sale, and/or otherwise dispose of the Original Code (or portions thereof).<text:line-break/><text:line-break/><text:span text:style-name="Strong_20_Emphasis">(c)</text:span> the licenses granted in this Section<text:line-break/>2.1(a) and (b) are effective on the date Initial Developer first distributes Original Code under the terms of this License. <text:line-break/><text:line-break/><text:span text:style-name="Strong_20_Emphasis">(d)</text:span> 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text:p>
      <text:p text:style-name="Quotations"><text:span text:style-name="Strong_20_Emphasis">2.2. Contributor Grant. </text:span></text:p>
      <text:p text:style-name="Quotations">Subject to third party intellectual property claims, each Contributor hereby grants You a world-wide, royalty-free, non-exclusive license </text:p>
      <text:p text:style-name="P1"><text:span text:style-name="Strong_20_Emphasis">(a) </text:span>under intellectual property<text:line-break/>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line-break/><text:line-break/><text:span text:style-name="Strong_20_Emphasis">(b) </text:span>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 <text:line-break/></text:p>
      <text:p text:style-name="P4"><text:line-break/><text:span text:style-name="Strong_20_Emphasis">(c)</text:span> the licenses granted in Sections 2.2(a) and 2.2(b) are effective on the date Contributor first makes Commercial Use of the Covered Code. <text:line-break/><text:line-break/><text:span text:style-name="Strong_20_Emphasis">(d) </text:span>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p text:style-name="Text_20_body"><text:span text:style-name="Strong_20_Emphasis">3. Distribution Obligations. </text:span></text:p>
      <text:p text:style-name="Quotations"><text:span text:style-name="Strong_20_Emphasis">3.1. Application of License. </text:span></text:p>
      <text:p text:style-name="Quotations">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p text:style-name="Quotations"><text:span text:style-name="Strong_20_Emphasis">3.2. Availability of Source Code. </text:span></text:p>
      <text:p text:style-name="Quotations">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p text:style-name="Quotations"><text:span text:style-name="Strong_20_Emphasis">3.3. Description of Modifications. </text:span></text:p>
      <text:p text:style-name="Quotations">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p text:style-name="Quotations"><text:soft-page-break/><text:span text:style-name="Strong_20_Emphasis">3.4. Intellectual Property Matters </text:span></text:p>
      <text:p text:style-name="P1"><text:span text:style-name="Strong_20_Emphasis">(a) Third Party Claims. </text:span><text:line-break/><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text:line-break/>describes the claim and the party making the claim in sufficient detail that a recipient will know whom to contact.<text:line-break/>If Contributor obtains such knowledge after the Modification<text:line-break/>is made available as described in Section 3.2, Contributor<text:line-break/>shall promptly modify the LEGAL file in all copies Contributor<text:line-break/>makes available thereafter and shall take other steps(such as notifying appropriate mailing lists or newsgroups) reasonably calculated to inform those who received the Covered Code that new knowledge has been obtained. </text:p>
      <text:p text:style-name="P1"><text:span text:style-name="Strong_20_Emphasis">(b) Contributor APIs. </text:span><text:line-break/>If Contributor's Modifications include an application programming interface and Contributor has knowledge of patent licenses which are reasonably necessary to implement that API, Contributor must also include this<text:line-break/>information in the LEGAL file. <text:line-break/><text:line-break/><text:line-break/><text:span text:style-name="Strong_20_Emphasis">(c) Representations. </text:span><text:line-break/><text:line-break/>Contributor represents that, except as disclosed pursuant to Section 3.4(a) above, Contributor believes that Contributor's<text:line-break/>Modifications are Contributor's original creation(s) and/or Contributor has sufficient rights to grant the rights conveyed by this License.</text:p>
      <text:p text:style-name="Quotations"><text:span text:style-name="Strong_20_Emphasis">3.5. Required Notices. </text:span></text:p>
      <text:p text:style-name="Quotations">You must duplicate the notice in Exhibit A in each file<text:line-break/>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text:line-break/>obligations to one or more recipients of Covered Code. However, You may do so only on Your own behalf, and not<text:line-break/>on behalf of the Initial Developer or any Contributor. You must make it absolutely clear <text:soft-page-break/>than any such warranty, support, indemnity or liability obligation is offered by You alone, and You hereby agree to indemnify the Initial<text:line-break/>Developer and every Contributor for any liability incurred by the Initial Developer or such Contributor as a result of warranty, support, indemnity or liability terms You offer.</text:p>
      <text:p text:style-name="Quotations"><text:span text:style-name="Strong_20_Emphasis">3.6. Distribution of Executable Versions. </text:span></text:p>
      <text:p text:style-name="Quotations">You may distribute Covered Code in Executable form only if the requirements of Section 3.1-3.5 have been met for that Covered Code, and if You include a notice stating that the Source Code version of the Covered Code is available<text:line-break/>under the terms of this License, including a description of how and where You have fulfilled the obligations of Section 3.2. The notice must be conspicuously included in any notice in an Executable version, related documentation<text:line-break/>or collateral in which You describe recipients' rights relating to the Covered Code. You may distribute the Executable<text:line-break/>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text:line-break/>incurred by the Initial Developer or such Contributor as a result of any such terms You offer.</text:p>
      <text:p text:style-name="Quotations"><text:span text:style-name="Strong_20_Emphasis">3.7. Larger Works. </text:span></text:p>
      <text:p text:style-name="Quotations">You may create a Larger Work by combining Covered Code with other code not governed by the terms of this License and distribute the Larger Work as a single product. In such a case, You must make sure the requirements of this License are fulfilled for the Covered Code.</text:p>
      <text:p text:style-name="Quotations"/>
      <text:p text:style-name="Text_20_body"><text:span text:style-name="Strong_20_Emphasis">4. Inability to Comply Due to Statute or Regulation. </text:span></text:p>
      <text:p text:style-name="Quotations">If it is impossible for You to comply with any of the terms of this License with respect to some or all of the Covered Code due to statute, judicial order, or regulation<text:line-break/>then You must: (a) comply with the terms of this License to the maximum extent possible; and (b) describe the limitations<text:line-break/>and the code they affect. Such description must be included in the LEGAL file described in Section 3.4 and must be included<text:line-break/>with all distributions of the Source Code. Except to the extent prohibited by statute or regulation, such description<text:line-break/>must be sufficiently detailed for a recipient of ordinary skill to be able to understand it.</text:p>
      <text:p text:style-name="Text_20_body"><text:soft-page-break/><text:span text:style-name="Strong_20_Emphasis">5. Application of this License. </text:span></text:p>
      <text:p text:style-name="Quotations">This License applies to code to which the Initial<text:line-break/>Developer has attached the notice in Exhibit A and to related<text:line-break/>Covered Code.</text:p>
      <text:p text:style-name="Text_20_body"><text:span text:style-name="Strong_20_Emphasis">6. Versions of the License. </text:span></text:p>
      <text:p text:style-name="Quotations"><text:span text:style-name="Strong_20_Emphasis">6.1. New Versions. </text:span></text:p>
      <text:p text:style-name="Quotations">BPM-Conseil, privatly held company that launched Vanilla BI project <text:s/>may publish revised and/or new versions of the License from time to time. Each version will be given a distinguishing version number.</text:p>
      <text:p text:style-name="Quotations"><text:span text:style-name="Strong_20_Emphasis">6.2. Effect of New Versions. </text:span></text:p>
      <text:p text:style-name="Quotations">Once Covered Code has been published under a particular version of the License, You may always continue to use it under the terms of that version. You may also choose to use such Covered Code under the terms of any subsequent version of the License published by BPM-Conseil. No one other than BPM-Conseil has the right to modify the terms applicable to Covered Code created under this License. </text:p>
      <text:p text:style-name="Quotations"><text:span text:style-name="Strong_20_Emphasis">6.3. Derivative Works. </text:span></text:p>
      <text:p text:style-name="Quotations">If You create or use a modified version of this License (which you may only do in order to apply it to code which is not already Covered Code governed by this License), You must (a) rename Your license so that the phrases ''Vanilla'',<text:line-break/>''VANILLA PUBLIC LICENSE'' or any confusingly similar phrase do not appear in your license (except to note that your license differs from this License) and (b) otherwise make it clear that Your version of the license contains terms which differ from the Vanilla Public License. (Filling in the name of the Initial Developer, Original Code or Contributor in the notice described in Exhibit A shall not of themselves be deemed to be modifications of this License.)</text:p>
      <text:p text:style-name="Text_20_body"><text:span text:style-name="Strong_20_Emphasis">7. DISCLAIMER OF WARRANTY. </text:span></text:p>
      <text:p text:style-name="Quotations">COVERED CODE IS PROVIDED UNDER THIS LICENSE ON AN "AS IS'' BASIS, WITHOUT WARRANTY OF ANY KIND, EITHER EXPRESSED OR IMPLIED, INCLUDING, WITHOUT LIMITATION, WARRANTIES<text:line-break/>THAT THE COVERED CODE IS FREE OF DEFECTS, MERCHANTABLE, 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text:line-break/>AN ESSENTIAL PART OF THIS LICENSE. NO USE OF ANY COVERED CODE IS AUTHORIZED HEREUNDER EXCEPT UNDER THIS DISCLAIMER.</text:p>
      <text:p text:style-name="Text_20_body"><text:soft-page-break/><text:span text:style-name="Strong_20_Emphasis">8. TERMINATION. </text:span></text:p>
      <text:p text:style-name="Quotations"><text:span text:style-name="Strong_20_Emphasis">8.1.</text:span> This License and the rights<text:line-break/>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Quotations"><text:span text:style-name="Strong_20_Emphasis">8.2.</text:span> 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1"><text:span text:style-name="Strong_20_Emphasis">(a)</text:span> such Participant's Contributor<text:line-break/>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text:line-break/>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line-break/><text:line-break/><text:span text:style-name="Strong_20_Emphasis">(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p>
      <text:p text:style-name="Quotations"><text:span text:style-name="Strong_20_Emphasis">8.3.</text:span>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text:line-break/>or license.</text:p>
      <text:p text:style-name="Quotations"><text:span text:style-name="Strong_20_Emphasis">8.4.</text:span> In the event of termination under Sections 8.1 or 8.2 above, all end user license agreements (excluding distributors and resellers) which have been validly granted by You or any distributor hereunder prior to termination shall survive termination.</text:p>
      <text:p text:style-name="P17"><text:span text:style-name="Strong_20_Emphasis">9. LIMITATION OF LIABILITY.</text:span> </text:p>
      <text:p text:style-name="Quotation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text:line-break/>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text:line-break/>SOME JURISDICTIONS DO NOT ALLOW THE EXCLUSION OR LIMITATION OF INCIDENTAL OR CONSEQUENTIAL DAMAGES, SO THIS EXCLUSION AND LIMITATION MAY NOT APPLY TO YOU.</text:p>
      <text:p text:style-name="Text_20_body"><text:span text:style-name="Strong_20_Emphasis">10. U.S. GOVERNMENT END USERS. </text:span></text:p>
      <text:p text:style-name="Quotations">The Covered Code is a ''commercial item,'' as that term is defined in 48 C.F.R. 2.101 (Oct. 1995), consisting<text:line-break/>of ''commercial computer software'' and ''commercial computer<text:line-break/>software documentation,'' as such terms are used in 48 C.F.R.<text:line-break/>12.212 (Sept. 1995). Consistent with 48 C.F.R. 12.212 and 8 C.F.R. 227.7202-1 through 227.7202-4 (June 1995), all U.S. Government End Users acquire Covered Code with only those rights set forth herein.</text:p>
      <text:p text:style-name="Text_20_body"><text:span text:style-name="Strong_20_Emphasis">11. MISCELLANEOUS. </text:span></text:p>
      <text:p text:style-name="Quotations">This License represents the complete agreement concerning subject matter hereof. If any provision of this License is held to be unenforceable, such provision shall be reformed only to the extent necessary to make it enforceable.<text:line-break/>This License shall be governed by California law provisions (except to the extent applicable law, if any, provides otherwise),<text:line-break/>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17"><text:span text:style-name="Strong_20_Emphasis">12. RESPONSIBILITY FOR CLAIMS. </text:span></text:p>
      <text:p text:style-name="Quotations">As between Initial Developer and the Contributors,<text:line-break/>each party is responsible for claims and damages arising, directly or indirectly, out of its utilization of rights under this License and You agree to work with Initial Developer<text:line-break/>and Contributors to distribute such responsibility on an equitable basis. Nothing herein is intended or shall be deemed to constitute any admission of liability.</text:p>
      <text:p text:style-name="Text_20_body"><text:span text:style-name="Strong_20_Emphasis">13. MULTIPLE-LICENSED CODE. </text:span></text:p>
      <text:p text:style-name="Quotations">Initial Developer may designate portions of the Covered Code as Multiple-Licensed. Multiple-Licensed means that the Initial Developer permits you to utilize portions of the Covered Code under Your choice of the VANILLA PUBLIC<text:line-break/>LICENSE or the alternative licenses, if any, specified by the Initial Developer in the file described in Exhibit A.</text:p>
      <text:p text:style-name="P17"><text:span text:style-name="Strong_20_Emphasis">EXHIBIT A -Vanilla Public License. </text:span></text:p>
      <text:p text:style-name="Quotations">``The contents of this file are subject to the Vanilla Public License Version 1.1 (the "License"); you may not use this file except in compliance with the License. You may obtain a copy of the License at <text:a xlink:type="simple" xlink:href="http://www.bpm-conseil.org/vanilla_license1.1.PDF">http://www.bpm-conseil.org/vanilla_license1.1.PDF</text:a></text:p>
      <text:p text:style-name="Quotations">Software distributed under the License is distributed on an "AS IS" basis, WITHOUT WARRANTY OF ANY KIND, either express or implied. See the License for the specific language governing rights and limitations under the License.<text:line-break/><text:line-break/>The Initial Developer of the Original Code is BPM Conseil.</text:p>
      <text:p text:style-name="P6">Portions created by BPM are Copyright (C) 2006-2008 BPM Conseil. All Rights Reserved.</text:p>
      <text:p text:style-name="P6">Contributor(s): Patrick Beaucamp, Gaël Charbonnier, Ludovic Camus</text:p>
      <text:p text:style-name="P6"><text:span text:style-name="Strong_20_Emphasis"/></text:p>
      <text:p text:style-name="P7"><text:span text:style-name="Strong_20_Emphasis"/></text:p>
      <text:p text:style-name="P7"><text:span text:style-name="Strong_20_Emphasis">EXHIBIT B - Vanilla Public License.</text:span></text:p>
      <text:p text:style-name="P7"><text:span text:style-name="Strong_20_Emphasis"/></text:p>
      <text:p text:style-name="Quotations"><text:span text:style-name="Strong_20_Emphasis">Additional Terms applicable to the Vanilla Public License.</text:span><text:line-break/><text:line-break/><text:span text:style-name="Strong_20_Emphasis">I. Effect.</text:span><text:line-break/><text:line-break/>These additional terms described in this Vanilla Public License – Additional Terms shall apply to the Covered Code under this License.</text:p>
      <text:p text:style-name="Quotations"><text:span text:style-name="Strong_20_Emphasis">II. Vanilla Attribution.</text:span><text:line-break/><text:line-break/>Except as provided below, this License does not grant any rights to use the trademarks "Vanilla" even if such marks are included in the Original Code or Modifications. <text:line-break/><text:line-break/>However, in addition to the other notice obligations, all copies of the Covered Code in Executable and Source Code form distributed must, as a form of attribution of the original author, include on each user interface screen (i) the notice set forth below and once for each user session (ii) the copyright notice in the same form as the latest version of the Covered Code distributed by BPM-Conseil at the time of distribution of such copy. In addition, the notice set forth below must be visible to all users, must appear in the upper left hand corner of each user interface screen, and must be at least as large as the notice is within the original Vanilla user interface (116 x 30 pixels). When users click on the notice set forth below it must direct them back to <text:a xlink:type="simple" xlink:href="http://www.bpm-conseil.com/">http://www.bpm-conseil.com</text:a></text:p>
      <text:p text:style-name="Quotations"/>
      <text:p text:style-name="P17"><text:span text:style-name="Strong_20_Emphasis">EXHIBIT C - Vanilla Public licence - FAQ</text:span></text:p>
      <text:p text:style-name="Text_20_body"><text:span text:style-name="Strong_20_Emphasis"/></text:p>
      <text:p text:style-name="Text_20_body"><text:span text:style-name="Strong_20_Emphasis">I am an end-user, what does this Open Source License mean to me?</text:span><text:line-break/><text:line-break/>Open Source software provides you with a number of benefits, including:</text:p>
      <text:list xml:id="list37430801" text:style-name="L5">
        <text:list-item>
          <text:p text:style-name="P13">freedom to use and distribute the software in its original version</text:p>
        </text:list-item>
        <text:list-item>
          <text:p text:style-name="P13">freely available source code </text:p>
        </text:list-item>
        <text:list-item>
          <text:p text:style-name="P13">supported software in “worst-case” scenarios – no escrow or costs to obtain the source code </text:p>
        </text:list-item>
        <text:list-item>
          <text:p text:style-name="P13">a large community and partner networok familiar with the code</text:p>
        </text:list-item>
        <text:list-item>
          <text:p text:style-name="P9">the ability to more tightly integrate your infrastructure with Vanilla platform.</text:p>
          <text:p text:style-name="P9"><text:s/></text:p>
        </text:list-item>
      </text:list>
      <text:p text:style-name="Text_20_body"><text:bookmark text:name="developer"/><text:span text:style-name="Strong_20_Emphasis">I am a developer, what am I allowed to do with code covered by the license?</text:span><text:line-break/><text:line-break/>We want developers to use and adapt the Vanilla platform. The VPL allows you to:</text:p>
      <text:list xml:id="list37421261" text:style-name="L9">
        <text:list-item>
          <text:p text:style-name="P14">Run Vanilla platform </text:p>
        </text:list-item>
        <text:list-item>
          <text:p text:style-name="P14">Fix bugs and send back the correction to Vanilla development team</text:p>
        </text:list-item>
        <text:list-item>
          <text:p text:style-name="P14">Build complementary programs leveraging our APIs </text:p>
        </text:list-item>
        <text:list-item>
          <text:p text:style-name="P14">Freely distribute the license-covered code </text:p>
        </text:list-item>
        <text:list-item>
          <text:p text:style-name="P14">Share contributions with the community </text:p>
        </text:list-item>
        <text:list-item>
          <text:p text:style-name="P10">Sell new modules that you create under a license if they are original, and not derived works. </text:p>
          <text:p text:style-name="P10"/>
        </text:list-item>
      </text:list>
      <text:p text:style-name="Text_20_body"><text:bookmark text:name="allowedtodo"/><text:span text:style-name="Strong_20_Emphasis">What am I not allowed to do with the code?</text:span></text:p>
      <text:list xml:id="list37419630" text:style-name="L10">
        <text:list-item>
          <text:p text:style-name="P15">Restrict access to derived works – if you write code modifications they must be freely available to the community. </text:p>
        </text:list-item>
        <text:list-item>
          <text:p text:style-name="P15">Remove copyright notices from the source code </text:p>
        </text:list-item>
        <text:list-item>
          <text:p text:style-name="P11">Remove mentions of Vanilla from the product and code </text:p>
        </text:list-item>
      </text:list>
      <text:p text:style-name="Text_20_body"><text:span text:style-name="Strong_20_Emphasis"/></text:p>
      <text:p text:style-name="Text_20_body"><text:bookmark text:name="selling"/><text:span text:style-name="Strong_20_Emphasis">Can I sell new modules that I create?</text:span><text:line-break/><text:line-break/>Only if your module contains no modified source code. In other words, your module must add new source files to the Vanilla product without modifying any original file in the licensed-source code. This includes:</text:p>
      <text:list xml:id="list37408374" text:style-name="L11">
        <text:list-item>
          <text:p text:style-name="P16">Any code modifications </text:p>
        </text:list-item>
        <text:list-item>
          <text:p text:style-name="P16">Including bug fixes. </text:p>
        </text:list-item>
        <text:list-item>
          <text:p text:style-name="P16">Adding or removing fields. </text:p>
        </text:list-item>
        <text:list-item>
          <text:p text:style-name="P16">Modifying API's. </text:p>
        </text:list-item>
        <text:list-item>
          <text:p text:style-name="P12">Modifying existing code to add a new API. </text:p>
        </text:list-item>
      </text:list>
      <text:p text:style-name="Text_20_body"><text:span text:style-name="Strong_20_Emphasis"/></text:p>
      <text:p text:style-name="P17"><text:bookmark text:name="copyright"/><text:span text:style-name="Strong_20_Emphasis">Do I own the copyright to code I write?</text:span><text:line-break/><text:line-break/>Yes. You own the copyright to any code that you write, whether derived or original However, if you modify code covered by the VPL (i.e. create a derived work), your code is subject to the same grants and restrictions of the VPL license. Despite your copyright, you can not sell derived code and must make it publicly available.</text:p>
      <text:p text:style-name="Text_20_body"/>
      <text:p text:style-name="P18"><text:span text:style-name="Strong_20_Emphasis">What products are covered by the license?</text:span><text:line-break/><text:line-break/>All Vanilla Open Source products on the BPM-Conseil web site and as projects on our forge web site are covered by the Vanilla Public licence, except Vanilla Enterprise Services, which is not an Open Source package and release under a commercial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use-window-font-color="true" style:font-name="Times New Roman" fo:font-size="10pt" fo:language="fr" fo:country="FR" style:font-size-asian="10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s1" text:anchor-type="paragraph" svg:width="2.318cm" svg:height="1.54cm" draw:z-index="2"><draw:image xlink:href="Pictures/10000000000001A4000001A43916A713.jpg" xlink:type="simple" xlink:show="embed" xlink:actuate="onLoad"/></draw:frame><draw:frame draw:style-name="Mfr2" draw:name="graphics1" text:anchor-type="paragraph" svg:width="3.23cm" svg:height="0.91cm" draw:z-index="25"><draw:image xlink:href="Pictures/100000000000011E0000004E7594B728.jpg" xlink:type="simple" xlink:show="embed" xlink:actuate="onLoad"/></draw:frame></text:p>
      </style:header>
      <style:footer>
        <text:p text:style-name="MP1">BPM Conseil - Sàrl au capital de 50 000 euros - RCS <text:s/>LYON 479 400 129</text:p>
        <text:p text:style-name="MP1">9, rue Pierre Blanc – CP 1160 69203 Lyon Cedex 01 - Fran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4T08:05:52.17</meta:creation-date>
    <dc:date>2008-12-27T17:33:35.08</dc:date>
    <meta:editing-duration>PT00H21M43S</meta:editing-duration>
    <meta:editing-cycles>7</meta:editing-cycles>
    <meta:generator>OpenOffice.org/3.0$Win32 OpenOffice.org_project/300m9$Build-9358</meta:generator>
    <meta:document-statistic meta:table-count="0" meta:image-count="2" meta:object-count="0" meta:page-count="13" meta:paragraph-count="108" meta:word-count="4272" meta:character-count="26791"/>
  </office:meta>
</office:document-meta>
</file>